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roman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2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126f44" officeooo:paragraph-rsid="00126f44"/>
    </style:style>
    <style:style style:name="P5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rsid="00126f44" officeooo:paragraph-rsid="003994f8"/>
    </style:style>
    <style:style style:name="P6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rsid="00126f44" officeooo:paragraph-rsid="0039ad3b"/>
    </style:style>
    <style:style style:name="P7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rsid="0017c1a6" officeooo:paragraph-rsid="0017c1a6"/>
    </style:style>
    <style:style style:name="P8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rsid="0017c1a6" officeooo:paragraph-rsid="00227974"/>
    </style:style>
    <style:style style:name="P9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rsid="0017c1a6" officeooo:paragraph-rsid="0022bacc"/>
    </style:style>
    <style:style style:name="P10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rsid="0017c1a6" officeooo:paragraph-rsid="002ec0bd"/>
    </style:style>
    <style:style style:name="P11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rsid="0017c1a6" officeooo:paragraph-rsid="00343c42"/>
    </style:style>
    <style:style style:name="P12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paragraph-rsid="0017c1a6"/>
    </style:style>
    <style:style style:name="P13" style:family="paragraph" style:parent-style-name="Quotations">
      <style:paragraph-properties fo:margin-left="0cm" fo:margin-right="0cm" fo:margin-top="0cm" fo:margin-bottom="0cm" style:contextual-spacing="false" fo:text-indent="0cm" style:auto-text-indent="false" fo:break-before="page"/>
      <style:text-properties officeooo:paragraph-rsid="0017c1a6"/>
    </style:style>
    <style:style style:name="P14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rsid="001cb229" officeooo:paragraph-rsid="001cb229"/>
    </style:style>
    <style:style style:name="P15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rsid="001cb229" officeooo:paragraph-rsid="0039ad3b"/>
    </style:style>
    <style:style style:name="P16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fo:font-weight="bold" officeooo:rsid="001dc4c4" officeooo:paragraph-rsid="001dc4c4" style:font-weight-asian="bold" style:font-weight-complex="bold"/>
    </style:style>
    <style:style style:name="P17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fo:font-weight="bold" officeooo:rsid="001dc4c4" officeooo:paragraph-rsid="00374a70" style:font-weight-asian="bold" style:font-weight-complex="bold"/>
    </style:style>
    <style:style style:name="P18" style:family="paragraph" style:parent-style-name="Quotations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weight="bold" officeooo:rsid="001dc4c4" officeooo:paragraph-rsid="00374a70" style:font-weight-asian="bold" style:font-weight-complex="bold"/>
    </style:style>
    <style:style style:name="P19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fo:font-weight="bold" officeooo:rsid="0017c1a6" officeooo:paragraph-rsid="00227974" style:font-weight-asian="bold" style:font-weight-complex="bold"/>
    </style:style>
    <style:style style:name="P20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fo:font-weight="bold" officeooo:rsid="0017c1a6" officeooo:paragraph-rsid="0022bacc" style:font-weight-asian="bold" style:font-weight-complex="bold"/>
    </style:style>
    <style:style style:name="P21" style:family="paragraph" style:parent-style-name="Quotations">
      <style:paragraph-properties fo:margin-left="0cm" fo:margin-right="1cm" fo:margin-top="0cm" fo:margin-bottom="0cm" style:contextual-spacing="false" fo:text-align="justify" style:justify-single-word="false" fo:text-indent="0cm" style:auto-text-indent="false"/>
      <style:text-properties fo:font-weight="bold" officeooo:rsid="002f1f97" officeooo:paragraph-rsid="002f1f97" style:font-weight-asian="bold" style:font-weight-complex="bold"/>
    </style:style>
    <style:style style:name="P22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fo:font-weight="normal" officeooo:rsid="0017c1a6" officeooo:paragraph-rsid="00227974" style:font-weight-asian="normal" style:font-weight-complex="normal"/>
    </style:style>
    <style:style style:name="P23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fo:font-weight="normal" officeooo:rsid="0022bacc" officeooo:paragraph-rsid="002ec0bd" style:font-weight-asian="normal" style:font-weight-complex="normal"/>
    </style:style>
    <style:style style:name="P24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fo:font-weight="normal" officeooo:rsid="0022bacc" officeooo:paragraph-rsid="0022bacc" style:font-weight-asian="normal" style:font-weight-complex="normal"/>
    </style:style>
    <style:style style:name="P25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rsid="002ec0bd" officeooo:paragraph-rsid="002ec0bd"/>
    </style:style>
    <style:style style:name="P26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rsid="00343c42" officeooo:paragraph-rsid="00343c42"/>
    </style:style>
    <style:style style:name="P27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rsid="002afa89" officeooo:paragraph-rsid="00343c42"/>
    </style:style>
    <style:style style:name="P28" style:family="paragraph" style:parent-style-name="Heading_20_2">
      <style:paragraph-properties fo:margin-left="0cm" fo:margin-right="0cm" fo:text-indent="0cm" style:auto-text-indent="false"/>
      <style:text-properties officeooo:paragraph-rsid="00140432"/>
    </style:style>
    <style:style style:name="P29" style:family="paragraph" style:parent-style-name="Heading_20_2">
      <style:paragraph-properties fo:margin-left="0cm" fo:margin-right="0cm" fo:text-indent="0cm" style:auto-text-indent="false"/>
      <style:text-properties officeooo:paragraph-rsid="0018daaa"/>
    </style:style>
    <style:style style:name="P30" style:family="paragraph" style:parent-style-name="Quotations">
      <style:paragraph-properties fo:margin-left="0cm" fo:margin-right="1cm" fo:margin-top="0cm" fo:margin-bottom="0cm" style:contextual-spacing="false" fo:text-align="justify" style:justify-single-word="false" fo:text-indent="0cm" style:auto-text-indent="false"/>
      <style:text-properties officeooo:rsid="0018daaa" officeooo:paragraph-rsid="0018daaa"/>
    </style:style>
    <style:style style:name="P31" style:family="paragraph" style:parent-style-name="Quotations">
      <style:paragraph-properties fo:margin-left="0cm" fo:margin-right="1cm" fo:margin-top="0cm" fo:margin-bottom="0cm" style:contextual-spacing="false" fo:text-align="justify" style:justify-single-word="false" fo:text-indent="0cm" style:auto-text-indent="false"/>
      <style:text-properties officeooo:rsid="0018daaa" officeooo:paragraph-rsid="001fb825"/>
    </style:style>
    <style:style style:name="P32" style:family="paragraph" style:parent-style-name="Quotations">
      <style:paragraph-properties fo:margin-left="0cm" fo:margin-right="1cm" fo:margin-top="0cm" fo:margin-bottom="0cm" style:contextual-spacing="false" fo:text-align="justify" style:justify-single-word="false" fo:text-indent="0cm" style:auto-text-indent="false"/>
      <style:text-properties officeooo:rsid="0018daaa" officeooo:paragraph-rsid="0022bacc"/>
    </style:style>
    <style:style style:name="P33" style:family="paragraph" style:parent-style-name="Quotations">
      <style:paragraph-properties fo:margin-left="0cm" fo:margin-right="1cm" fo:margin-top="0cm" fo:margin-bottom="0cm" style:contextual-spacing="false" fo:text-align="justify" style:justify-single-word="false" fo:text-indent="0cm" style:auto-text-indent="false"/>
      <style:text-properties officeooo:rsid="0018daaa" officeooo:paragraph-rsid="002940bb"/>
    </style:style>
    <style:style style:name="P34" style:family="paragraph" style:parent-style-name="Quotations">
      <style:paragraph-properties fo:margin-left="0cm" fo:margin-right="1cm" fo:margin-top="0cm" fo:margin-bottom="0cm" style:contextual-spacing="false" fo:text-align="justify" style:justify-single-word="false" fo:text-indent="0cm" style:auto-text-indent="false"/>
      <style:text-properties officeooo:rsid="0022bacc" officeooo:paragraph-rsid="0022bacc"/>
    </style:style>
    <style:style style:name="P35" style:family="paragraph" style:parent-style-name="Quotations">
      <style:paragraph-properties fo:margin-left="0cm" fo:margin-right="1cm" fo:margin-top="0cm" fo:margin-bottom="0cm" style:contextual-spacing="false" fo:text-align="justify" style:justify-single-word="false" fo:text-indent="0cm" style:auto-text-indent="false"/>
      <style:text-properties officeooo:rsid="00249dfd" officeooo:paragraph-rsid="00249dfd"/>
    </style:style>
    <style:style style:name="P36" style:family="paragraph" style:parent-style-name="Quotations">
      <style:paragraph-properties fo:margin-left="0cm" fo:margin-right="1cm" fo:margin-top="0cm" fo:margin-bottom="0cm" style:contextual-spacing="false" fo:text-align="justify" style:justify-single-word="false" fo:text-indent="0cm" style:auto-text-indent="false"/>
      <style:text-properties officeooo:rsid="0027630e" officeooo:paragraph-rsid="0027630e"/>
    </style:style>
    <style:style style:name="P37" style:family="paragraph" style:parent-style-name="Quotations">
      <style:paragraph-properties fo:margin-left="0cm" fo:margin-right="1cm" fo:margin-top="0cm" fo:margin-bottom="0cm" style:contextual-spacing="false" fo:text-align="justify" style:justify-single-word="false" fo:text-indent="0cm" style:auto-text-indent="false"/>
      <style:text-properties officeooo:rsid="001fb825" officeooo:paragraph-rsid="001fb825"/>
    </style:style>
    <style:style style:name="P38" style:family="paragraph" style:parent-style-name="Quotations">
      <style:paragraph-properties fo:margin-left="0cm" fo:margin-right="1cm" fo:margin-top="0cm" fo:margin-bottom="0cm" style:contextual-spacing="false" fo:text-align="justify" style:justify-single-word="false" fo:text-indent="0cm" style:auto-text-indent="false"/>
      <style:text-properties officeooo:rsid="0031b35a" officeooo:paragraph-rsid="0031b35a"/>
    </style:style>
    <style:style style:name="P39" style:family="paragraph" style:parent-style-name="Quotations">
      <style:paragraph-properties fo:margin-left="0cm" fo:margin-right="1cm" fo:margin-top="0cm" fo:margin-bottom="0cm" style:contextual-spacing="false" fo:text-align="justify" style:justify-single-word="false" fo:text-indent="0cm" style:auto-text-indent="false"/>
      <style:text-properties officeooo:rsid="0031dfda" officeooo:paragraph-rsid="0031dfda"/>
    </style:style>
    <style:style style:name="P40" style:family="paragraph" style:parent-style-name="Quotations">
      <style:paragraph-properties fo:margin-left="0cm" fo:margin-right="1cm" fo:margin-top="0cm" fo:margin-bottom="0cm" style:contextual-spacing="false" fo:text-align="justify" style:justify-single-word="false" fo:text-indent="0cm" style:auto-text-indent="false"/>
      <style:text-properties officeooo:rsid="003222ac" officeooo:paragraph-rsid="003222ac"/>
    </style:style>
    <style:style style:name="P41" style:family="paragraph" style:parent-style-name="Quotations">
      <style:paragraph-properties fo:margin-left="0cm" fo:margin-right="1cm" fo:margin-top="0cm" fo:margin-bottom="0cm" style:contextual-spacing="false" fo:text-align="justify" style:justify-single-word="false" fo:text-indent="0cm" style:auto-text-indent="false"/>
      <style:text-properties officeooo:rsid="002940bb" officeooo:paragraph-rsid="00387027"/>
    </style:style>
    <style:style style:name="P42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paragraph-rsid="003994f8"/>
    </style:style>
    <style:style style:name="P43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rsid="002033e8" officeooo:paragraph-rsid="003994f8"/>
    </style:style>
    <style:style style:name="P44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rsid="001ccc72" officeooo:paragraph-rsid="003994f8"/>
    </style:style>
    <style:style style:name="P45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rsid="001ab657" officeooo:paragraph-rsid="0039ad3b"/>
    </style:style>
    <style:style style:name="P46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fo:font-weight="normal" officeooo:rsid="0022bacc" officeooo:paragraph-rsid="002ec0bd" style:font-weight-asian="normal" style:font-weight-complex="normal"/>
    </style:style>
    <style:style style:name="P47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fo:font-weight="normal" officeooo:rsid="003bc1e8" officeooo:paragraph-rsid="003bc1e8" style:font-weight-asian="normal" style:font-weight-complex="normal"/>
    </style:style>
    <style:style style:name="P48" style:family="paragraph" style:parent-style-name="Quotations">
      <style:paragraph-properties fo:margin-left="0cm" fo:margin-right="1cm" fo:margin-top="0cm" fo:margin-bottom="0cm" style:contextual-spacing="false" fo:text-align="justify" style:justify-single-word="false" fo:text-indent="0cm" style:auto-text-indent="false"/>
      <style:text-properties officeooo:rsid="0018daaa" officeooo:paragraph-rsid="001fb825"/>
    </style:style>
    <style:style style:name="T1" style:family="text">
      <style:text-properties officeooo:rsid="00126f44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126f44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17c1a6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1cb229" style:font-size-asian="20pt" style:font-weight-asian="bold" style:font-size-complex="20pt" style:font-weight-complex="bold"/>
    </style:style>
    <style:style style:name="T6" style:family="text">
      <style:text-properties officeooo:rsid="0017c1a6"/>
    </style:style>
    <style:style style:name="T7" style:family="text">
      <style:text-properties officeooo:rsid="0018daaa"/>
    </style:style>
    <style:style style:name="T8" style:family="text">
      <style:text-properties officeooo:rsid="001cb229"/>
    </style:style>
    <style:style style:name="T9" style:family="text">
      <style:text-properties officeooo:rsid="001dc4c4"/>
    </style:style>
    <style:style style:name="T10" style:family="text">
      <style:text-properties officeooo:rsid="001fb825"/>
    </style:style>
    <style:style style:name="T11" style:family="text">
      <style:text-properties officeooo:rsid="00219ece"/>
    </style:style>
    <style:style style:name="T12" style:family="text">
      <style:text-properties officeooo:rsid="00227974"/>
    </style:style>
    <style:style style:name="T13" style:family="text">
      <style:text-properties officeooo:rsid="002573a8"/>
    </style:style>
    <style:style style:name="T14" style:family="text">
      <style:text-properties officeooo:rsid="002940bb"/>
    </style:style>
    <style:style style:name="T15" style:family="text">
      <style:text-properties officeooo:rsid="002a0d36"/>
    </style:style>
    <style:style style:name="T16" style:family="text">
      <style:text-properties officeooo:rsid="002ec0bd"/>
    </style:style>
    <style:style style:name="T17" style:family="text">
      <style:text-properties officeooo:rsid="002fcd44"/>
    </style:style>
    <style:style style:name="T18" style:family="text">
      <style:text-properties officeooo:rsid="0031b35a"/>
    </style:style>
    <style:style style:name="T19" style:family="text">
      <style:text-properties officeooo:rsid="0031dfda"/>
    </style:style>
    <style:style style:name="T20" style:family="text">
      <style:text-properties officeooo:rsid="0032e050"/>
    </style:style>
    <style:style style:name="T21" style:family="text">
      <style:text-properties officeooo:rsid="00368212"/>
    </style:style>
    <style:style style:name="T22" style:family="text">
      <style:text-properties officeooo:rsid="00374a70"/>
    </style:style>
    <style:style style:name="T23" style:family="text">
      <style:text-properties fo:font-weight="bold" officeooo:rsid="002f1f97" style:font-weight-asian="bold" style:font-weight-complex="bold"/>
    </style:style>
    <style:style style:name="T24" style:family="text">
      <style:text-properties fo:font-weight="bold" officeooo:rsid="00368212" style:font-weight-asian="bold" style:font-weight-complex="bold"/>
    </style:style>
    <style:style style:name="T25" style:family="text">
      <style:text-properties fo:font-weight="bold" officeooo:rsid="00387027" style:font-weight-asian="bold" style:font-weight-complex="bold"/>
    </style:style>
    <style:style style:name="T26" style:family="text">
      <style:text-properties officeooo:rsid="001ab657"/>
    </style:style>
    <style:style style:name="T27" style:family="text">
      <style:text-properties officeooo:rsid="0039ad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TP </text:span><text:span text:style-name="T5">Spark</text:span><text:span text:style-name="T3"> </text:span><text:span text:style-name="T4">scalability</text:span></text:p>
      <text:p text:style-name="P3">Daniel Hagimont</text:p>
      <text:p text:style-name="P3"><text:span text:style-name="T1">h</text:span>agimont@enseeiht.fr</text:p>
      <text:p text:style-name="P1"/>
      <text:p text:style-name="P4">The goal of this labwork is to <text:span text:style-name="T6">experiment with</text:span> <text:span text:style-name="T8">Spark</text:span> <text:span text:style-name="T6">in cluster mode and to evaluate its scalability</text:span>.</text:p>
      <text:h text:style-name="Heading_20_1" text:outline-level="1">1. Installation</text:h>
      <text:p text:style-name="P43">- pre-requisite</text:p>
      <text:p text:style-name="P42"><text:tab/>- <text:span text:style-name="T1">you should have Java installed and the JAVA_HOME variable defined</text:span></text:p>
      <text:p text:style-name="P44"><text:tab/>- you should have your ssh keys configured to allow ssh to localhost</text:p>
      <text:p text:style-name="P42">- <text:span text:style-name="T1">install Hadoop</text:span></text:p>
      <text:p text:style-name="P42"><text:tab/>- <text:span text:style-name="T1">untar the hadoop-2.7.1.tar.gz archive</text:span></text:p>
      <text:p text:style-name="P5"><text:tab/>- define environment variables </text:p>
      <text:p text:style-name="P5"><text:tab/><text:tab/>export HADOOP_HOME=&lt;path&gt;/hadoop-2.7.1 </text:p>
      <text:p text:style-name="P5"><text:tab/><text:tab/>export PATH=$HADOOP_HOME/bin:$HADOOP_HOME/sbin:$PATH</text:p>
      <text:p text:style-name="P14">- install Spark</text:p>
      <text:p text:style-name="P15"><text:tab/><text:span text:style-name="T1">untar the spark-2.4.3-bin-hadoop2.7.tgz archive</text:span></text:p>
      <text:p text:style-name="P6"><text:tab/>- define environment variables </text:p>
      <text:p text:style-name="P6"><text:tab/><text:tab/><text:span text:style-name="T26">export SPARK_HOME=&lt;path&gt;/spark-2.4.3-bin-hadoop2.7 </text:span></text:p>
      <text:p text:style-name="P45"><text:tab/><text:tab/>export PATH=$PATH:$SPARK_HOME/bin:$SPARK_HOME/sbin </text:p>
      <text:p text:style-name="P15"/>
      <text:p text:style-name="P11">hadoop-2.7.1/etc/hadoop/hadoop-env.sh</text:p>
      <text:p text:style-name="P11">------------------------------------- ----------</text:p>
      <text:p text:style-name="P26">update the JAVA_HOME variable :</text:p>
      <text:p text:style-name="P27">export JAVA_HOME=<text:span text:style-name="T27">&lt;path-to-java&gt;</text:span></text:p>
      <text:p text:style-name="P26"/>
      <text:p text:style-name="P7">hadoop-2.7.1/etc/hadoop/core-site.xml </text:p>
      <text:p text:style-name="P7">------------------------------------- ---------</text:p>
      <text:p text:style-name="P7">&lt;configuration&gt; </text:p>
      <text:p text:style-name="P7">&lt;property&gt; </text:p>
      <text:p text:style-name="P7"><text:s text:c="4"/>&lt;name&gt;hadoop.tmp.dir&lt;/name&gt; </text:p>
      <text:p text:style-name="P7"><text:s text:c="4"/>&lt;value&gt;/tmp/hadoop&lt;/value&gt; </text:p>
      <text:p text:style-name="P7"><text:s text:c="4"/>&lt;description&gt;A base for other temporary directories.&lt;/description&gt; </text:p>
      <text:p text:style-name="P7">&lt;/property&gt; </text:p>
      <text:p text:style-name="P7">&lt;property&gt; </text:p>
      <text:p text:style-name="P7"><text:s text:c="4"/>&lt;name&gt;fs.defaultFS&lt;/name&gt; </text:p>
      <text:p text:style-name="P7"><text:s text:c="4"/>&lt;value&gt;hdfs://master:54310&lt;/value&gt; </text:p>
      <text:p text:style-name="P7">&lt;/property&gt; </text:p>
      <text:p text:style-name="P7">&lt;/configuration&gt; </text:p>
      <text:p text:style-name="P7"/>
      <text:p text:style-name="P16">HERE <text:span text:style-name="T22">UPDATE</text:span> THE MASTER NODE NAME</text:p>
      <text:p text:style-name="P12"/>
      <text:p text:style-name="P12"/>
      <text:p text:style-name="P13"><text:line-break/><text:span text:style-name="T6">hadoop-2.7.1/etc/hadoop/hdfs-site.xml </text:span></text:p>
      <text:p text:style-name="P7">------------------------------------- ---------</text:p>
      <text:p text:style-name="P7">&lt;configuration&gt; </text:p>
      <text:p text:style-name="P7">&lt;property&gt; </text:p>
      <text:p text:style-name="P7"><text:s text:c="4"/>&lt;name&gt;dfs.replication&lt;/name&gt; </text:p>
      <text:p text:style-name="P7"><text:s text:c="4"/>&lt;value&gt;1&lt;/value&gt; </text:p>
      <text:p text:style-name="P7">&lt;/property&gt; </text:p>
      <text:p text:style-name="P7">&lt;property&gt; </text:p>
      <text:p text:style-name="P7"><text:s text:c="8"/>&lt;name&gt;dfs.block.size&lt;/name&gt; </text:p>
      <text:p text:style-name="P7"><text:s text:c="8"/>&lt;value&gt;67108864&lt;/value&gt; </text:p>
      <text:p text:style-name="P7">&lt;/property&gt; </text:p>
      <text:p text:style-name="P7">&lt;/configuration&gt; </text:p>
      <text:p text:style-name="P7"/>
      <text:p text:style-name="P7">hadoop-2.7.1/etc/hadoop/slaves </text:p>
      <text:p text:style-name="P7">------------------------------ --------</text:p>
      <text:p text:style-name="P7">slave1 </text:p>
      <text:p text:style-name="P7">slave2 </text:p>
      <text:p text:style-name="P7"/>
      <text:p text:style-name="P16">HERE <text:span text:style-name="T22">UPDATE THE</text:span> SLAVES’ NODE NAMES</text:p>
      <text:p text:style-name="P16"/>
      <text:p text:style-name="P8">spark-2.4.3-bin-hadoop2.7/<text:span text:style-name="T12">conf</text:span>/slaves.template </text:p>
      <text:p text:style-name="P8">---------------------------------------------------------</text:p>
      <text:p text:style-name="P25">cp <text:s/><text:span text:style-name="T6">slaves.template <text:s/>slaves</text:span></text:p>
      <text:p text:style-name="P23">add <text:span text:style-name="T16">in this file :</text:span></text:p>
      <text:p text:style-name="P10">slave1 </text:p>
      <text:p text:style-name="P22">slave2</text:p>
      <text:p text:style-name="P19"/>
      <text:p text:style-name="P19"><text:span text:style-name="T9">HERE UPDATE THE SLAVES’ NODE NAMES</text:span> </text:p>
      <text:p text:style-name="P16"/>
      <text:p text:style-name="P9">spark-2.4.3-bin-hadoop2.7/<text:span text:style-name="T12">conf</text:span>/spark-env.sh.template </text:p>
      <text:p text:style-name="P9">-----------------------------------------------------------------</text:p>
      <text:p text:style-name="P24">cp spark-env.sh.template spark-env.sh</text:p>
      <text:p text:style-name="P23">add <text:span text:style-name="T16">in this file :</text:span></text:p>
      <text:p text:style-name="P23">export SPARK_MASTER_HOST=<text:span text:style-name="T22">master</text:span></text:p>
      <text:p text:style-name="P47"># sometimes I had to add an "export JAVA_HOME=…." in this file</text:p>
      <text:p text:style-name="P20"><text:s/></text:p>
      <text:p text:style-name="P17">HERE <text:span text:style-name="T22">UPDATE</text:span> THE MASTER NODE NAME</text:p>
      <text:h text:style-name="P28" text:outline-level="2">2. <text:span text:style-name="T7">Execution</text:span></text:h>
      <text:p text:style-name="P30"/>
      <text:p text:style-name="P37">You also have to replace the master node name in the URL of the file in the WordCount application.</text:p>
      <text:p text:style-name="P31"/>
      <text:p text:style-name="P18">HERE <text:span text:style-name="T22">UPDATE</text:span> THE MASTER NODE NAME</text:p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You are given a set of scripts which help starting everything :</text:p>
      <text:p text:style-name="P31"/>
      <text:p text:style-name="P32">comp.sh </text:p>
      <text:p text:style-name="P32">------- ---</text:p>
      <text:p text:style-name="P32">compile the WordCount.java application </text:p>
      <text:p text:style-name="P30"/>
      <text:p text:style-name="P34">generate.sh</text:p>
      <text:p text:style-name="P34">--------------</text:p>
      <text:p text:style-name="P34"># generate a file data.txt of size 2^x</text:p>
      <text:p text:style-name="P34">source generate.sh filesample.txt x</text:p>
      <text:p text:style-name="P34"># for example a file of size <text:span text:style-name="T17">8</text:span> Gb</text:p>
      <text:p text:style-name="P34">source generate.sh filesample.txt 2<text:span text:style-name="T17">3</text:span></text:p>
      <text:p text:style-name="P35"># the file "data.txt" is generated in /tmp</text:p>
      <text:p text:style-name="P35"/>
      <text:p text:style-name="P30">start.sh </text:p>
      <text:p text:style-name="P30">-------- </text:p>
      <text:p text:style-name="P21"><text:span text:style-name="T21">you have to </text:span>edit the script to update the name of the 2 slaves</text:p>
      <text:p text:style-name="P30">starts the overall hadoop cluster (hdfs + <text:span text:style-name="T10">spark</text:span>) </text:p>
      <text:p text:style-name="P30">verify with jps that you have </text:p>
      <text:p text:style-name="P30">- on slave nodes : one DataNode daemon (hdfs) and one <text:span text:style-name="T11">Worker</text:span> daemon (<text:span text:style-name="T11">spark</text:span>) </text:p>
      <text:p text:style-name="P30">- on the master node : one NameNode, one SecondaryNameNode daemon (hdfs) and one <text:span text:style-name="T10">Master</text:span> daemon (<text:span text:style-name="T10">spark</text:span>) </text:p>
      <text:p text:style-name="P36">If everything went right, you should be able to observe the datanodes on <text:a xlink:type="simple" xlink:href="http://master:50070/" text:style-name="Internet_20_link" text:visited-style-name="Visited_20_Internet_20_Link">http://master:50070</text:a></text:p>
      <text:p text:style-name="P36">and the workers on <text:a xlink:type="simple" xlink:href="http://master:8080/" text:style-name="Internet_20_link" text:visited-style-name="Visited_20_Internet_20_Link">http://master:8080</text:a></text:p>
      <text:p text:style-name="P36"/>
      <text:p text:style-name="P30"><text:span text:style-name="T13">copy</text:span>.sh </text:p>
      <text:p text:style-name="P30">-------- -</text:p>
      <text:p text:style-name="P30">store <text:span text:style-name="T13">the generated file "/tmp/data.txt" </text:span><text:s/>in hdfs in /input (/tmp/<text:span text:style-name="T13">data.txt</text:span>) </text:p>
      <text:p text:style-name="P36">you can observe the creation of blocks on <text:a xlink:type="simple" xlink:href="http://master:50070/" text:style-name="Internet_20_link" text:visited-style-name="Visited_20_Internet_20_Link">http://master:50070</text:a></text:p>
      <text:p text:style-name="P30"/>
      <text:p text:style-name="P30"><text:span text:style-name="T14">run</text:span>.sh </text:p>
      <text:p text:style-name="P30">------- </text:p>
      <text:p text:style-name="P41"><text:span text:style-name="T24">you have to </text:span><text:span text:style-name="T23">edit the script to update the name of the </text:span><text:span text:style-name="T25">master</text:span></text:p>
      <text:p text:style-name="P33"><text:span text:style-name="T14">Then, run the script to </text:span>execute the application </text:p>
      <text:p text:style-name="P30"/>
      <text:p text:style-name="P30"><text:span text:style-name="T15">stop</text:span>.sh </text:p>
      <text:p text:style-name="P30">-------- </text:p>
      <text:p text:style-name="P30">stop <text:span text:style-name="T15">all the daemons</text:span></text:p>
      <text:p text:style-name="P30"/>
      <text:h text:style-name="P29" text:outline-level="2"><text:span text:style-name="T7">3</text:span>. <text:span text:style-name="T7">Evaluation</text:span></text:h>
      <text:p text:style-name="P30">You <text:span text:style-name="T19">can</text:span> manage to produce <text:span text:style-name="T18">a </text:span>file of <text:span text:style-name="T18">8 Gb.</text:span></text:p>
      <text:p text:style-name="P30">You <text:span text:style-name="T19">can</text:span> evaluate the performance of <text:span text:style-name="T18">the</text:span> WordCount application <text:span text:style-name="T18">for 1 slave, 2 slaves, 3 slaves </text:span></text:p>
      <text:p text:style-name="P30"/>
      <text:p text:style-name="P38">You can compare with the performance of an iterative version (Count.java).</text:p>
      <text:p text:style-name="P39">You can evaluate the performance for 1 slave with 1 code (<text:span text:style-name="T20">you must start one slave with </text:span>"<text:span text:style-name="T20">start-slave.sh &lt;url of master&gt; -c 1</text:span>" <text:span text:style-name="T20">on the slave node, instead of using my start.sh script</text:span>)</text:p>
      <text:p text:style-name="P38">You can also experiment with larger files and more slaves.</text:p>
      <text:p text:style-name="P38"/>
      <text:p text:style-name="P40">I obtained : sequential (115s), 1 core (261s), 1 node (83s), 2 nodes (47s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roman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1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Titel" style:display-name="Standard~LT~Titel" style:family="paragraph" style:default-outline-level="">
      <style:paragraph-properties fo:margin-left="1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Untertitel" style:display-name="Standard~LT~Untertitel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loext:opacity="100%" style:font-name="FreeSans" fo:font-family="FreeSans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1" style:display-name="Plan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2" style:display-name="Plan 2" style:family="paragraph" style:parent-style-name="Plan_20_1" style:default-outline-level="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Plan_20_3" style:display-name="Plan 3" style:family="paragraph" style:parent-style-name="Plan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Plan_20_4" style:display-name="Plan 4" style:family="paragraph" style:parent-style-name="Plan_20_3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5" style:display-name="Plan 5" style:family="paragraph" style:parent-style-name="Plan_20_4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6" style:display-name="Plan 6" style:family="paragraph" style:parent-style-name="Plan_20_5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7" style:display-name="Plan 7" style:family="paragraph" style:parent-style-name="Plan_20_6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8" style:display-name="Plan 8" style:family="paragraph" style:parent-style-name="Plan_20_7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Plan_20_9" style:display-name="Plan 9" style:family="paragraph" style:parent-style-name="Plan_20_8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1" style:display-name="Titre1~LT~Gliederung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40pt" fo:font-style="normal" fo:text-shadow="none" style:text-underline-style="none" fo:font-weight="normal" style:font-name-asian="Tahoma1" style:font-family-asian="Tahoma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Untertitel" style:display-name="Titre1~LT~Untertitel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gimont </meta:initial-creator>
    <meta:creation-date>2014-08-31T14:46:20</meta:creation-date>
    <dc:date>2024-10-07T03:21:01.713024792</dc:date>
    <meta:editing-duration>PT3H56M48S</meta:editing-duration>
    <meta:editing-cycles>48</meta:editing-cycles>
    <meta:generator>LibreOffice/7.3.7.2$Linux_X86_64 LibreOffice_project/30$Build-2</meta:generator>
    <meta:document-statistic meta:table-count="0" meta:image-count="0" meta:object-count="0" meta:page-count="3" meta:paragraph-count="109" meta:word-count="498" meta:character-count="3943" meta:non-whitespace-character-count="3439"/>
  </office:meta>
</office:document-meta>
</file>